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6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21])" office:value-type="float" office:value="1117.29" calcext:value-type="float">
            <text:p>1117.2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 2016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300" calcext:value-type="float">
            <text:p>-3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25:.B31])" office:value-type="float" office:value="-6494.26" calcext:value-type="float">
            <text:p>-6494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22];[.B33])" office:value-type="float" office:value="-5376.97" calcext:value-type="float">
            <text:p>-5376.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4:19:27.715350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4:25:28.103075850</dc:date>
    <meta:editing-duration>PT16H31M40S</meta:editing-duration>
    <meta:editing-cycles>76</meta:editing-cycles>
    <meta:generator>LibreOffice/5.1.4.2$Linux_X86_64 LibreOffice_project/10m0$Build-2</meta:generator>
    <meta:document-statistic meta:table-count="2" meta:cell-count="267" meta:object-count="0"/>
  </office:meta>
</office:document-meta>
</file>